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earMapping" table:style-name="ta1">
        <table:shapes>
          <draw:frame draw:z-index="0" draw:style-name="gr1" draw:text-style-name="P1" svg:width="634.88pt" svg:height="366.66pt" svg:x="206.87pt" svg:y="14.31pt">
            <draw:object draw:notify-on-update-of-ranges="linearMapping.B1:linearMapping.B1 linearMapping.B2:linearMapping.B257 linearMapping.C1:linearMapping.C1 linearMapping.C2:linearMapping.C2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<text:s/>Light</text:p>
          </table:table-cell>
          <table:table-cell office:value-type="string" calcext:value-type="string">
            <text:p><text:s/>LinearMapping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Chris P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table:number-columns-repeated="11"/>
          <table:table-cell office:value-type="string" calcext:value-type="string">
            <text:p>Lab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" calcext:value-type="float">
            <text:p>321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1" calcext:value-type="float">
            <text:p>371</text:p>
          </table:table-cell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5" calcext:value-type="float">
            <text:p>385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7" calcext:value-type="float">
            <text:p>397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9" calcext:value-type="float">
            <text:p>449</text:p>
          </table:table-cell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3" calcext:value-type="float">
            <text:p>473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0" calcext:value-type="float">
            <text:p>480</text:p>
          </table:table-cell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7" calcext:value-type="float">
            <text:p>487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4" calcext:value-type="float">
            <text:p>49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6" calcext:value-type="float">
            <text:p>506</text:p>
          </table:table-cell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" calcext:value-type="float">
            <text:p>518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3" calcext:value-type="float">
            <text:p>523</text:p>
          </table:table-cell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8" calcext:value-type="float">
            <text:p>538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3" calcext:value-type="float">
            <text:p>543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7" calcext:value-type="float">
            <text:p>547</text:p>
          </table:table-cell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2" calcext:value-type="float">
            <text:p>552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6" calcext:value-type="float">
            <text:p>556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3" calcext:value-type="float">
            <text:p>563</text:p>
          </table:table-cell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8" calcext:value-type="float">
            <text:p>568</text:p>
          </table:table-cell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1" calcext:value-type="float">
            <text:p>571</text:p>
          </table:table-cell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6" calcext:value-type="float">
            <text:p>576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0" calcext:value-type="float">
            <text:p>580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4" calcext:value-type="float">
            <text:p>584</text:p>
          </table:table-cell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9" calcext:value-type="float">
            <text:p>589</text:p>
          </table:table-cell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3" calcext:value-type="float">
            <text:p>593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2" calcext:value-type="float">
            <text:p>602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6" calcext:value-type="float">
            <text:p>606</text:p>
          </table:table-cell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9" calcext:value-type="float">
            <text:p>609</text:p>
          </table:table-cell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5" calcext:value-type="float">
            <text:p>615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8" calcext:value-type="float">
            <text:p>618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0" calcext:value-type="float">
            <text:p>620</text:p>
          </table:table-cell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2" calcext:value-type="float">
            <text:p>622</text:p>
          </table:table-cell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7" calcext:value-type="float">
            <text:p>627</text:p>
          </table:table-cell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9" calcext:value-type="float">
            <text:p>629</text:p>
          </table:table-cell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1" calcext:value-type="float">
            <text:p>631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3" calcext:value-type="float">
            <text:p>633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5" calcext:value-type="float">
            <text:p>635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7" calcext:value-type="float">
            <text:p>637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9" calcext:value-type="float">
            <text:p>639</text:p>
          </table:table-cell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1" calcext:value-type="float">
            <text:p>641</text:p>
          </table:table-cell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5" calcext:value-type="float">
            <text:p>645</text:p>
          </table:table-cell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7" calcext:value-type="float">
            <text:p>647</text:p>
          </table:table-cell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9" calcext:value-type="float">
            <text:p>649</text:p>
          </table:table-cell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1" calcext:value-type="float">
            <text:p>651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52" calcext:value-type="float">
            <text:p>652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6" calcext:value-type="float">
            <text:p>656</text:p>
          </table:table-cell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7" calcext:value-type="float">
            <text:p>657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59" calcext:value-type="float">
            <text:p>659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1" calcext:value-type="float">
            <text:p>661</text:p>
          </table:table-cell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3" calcext:value-type="float">
            <text:p>663</text:p>
          </table:table-cell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5" calcext:value-type="float">
            <text:p>665</text:p>
          </table:table-cell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7" calcext:value-type="float">
            <text:p>667</text:p>
          </table:table-cell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9" calcext:value-type="float">
            <text:p>669</text:p>
          </table:table-cell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72" calcext:value-type="float">
            <text:p>672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4" calcext:value-type="float">
            <text:p>674</text:p>
          </table:table-cell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7" calcext:value-type="float">
            <text:p>677</text:p>
          </table:table-cell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9" calcext:value-type="float">
            <text:p>679</text:p>
          </table:table-cell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2" calcext:value-type="float">
            <text:p>682</text:p>
          </table:table-cell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83" calcext:value-type="float">
            <text:p>683</text:p>
          </table:table-cell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6" calcext:value-type="float">
            <text:p>686</text:p>
          </table:table-cell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87" calcext:value-type="float">
            <text:p>687</text:p>
          </table:table-cell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89" calcext:value-type="float">
            <text:p>689</text:p>
          </table:table-cell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91" calcext:value-type="float">
            <text:p>691</text:p>
          </table:table-cell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3" calcext:value-type="float">
            <text:p>693</text:p>
          </table:table-cell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5" calcext:value-type="float">
            <text:p>695</text:p>
          </table:table-cell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5" calcext:value-type="float">
            <text:p>695</text:p>
          </table:table-cell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97" calcext:value-type="float">
            <text:p>697</text:p>
          </table:table-cell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" calcext:value-type="float">
            <text:p>698</text:p>
          </table:table-cell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9" calcext:value-type="float">
            <text:p>699</text:p>
          </table:table-cell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0" calcext:value-type="float">
            <text:p>700</text:p>
          </table:table-cell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1" calcext:value-type="float">
            <text:p>701</text:p>
          </table:table-cell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3" calcext:value-type="float">
            <text:p>703</text:p>
          </table:table-cell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3" calcext:value-type="float">
            <text:p>703</text:p>
          </table:table-cell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4" calcext:value-type="float">
            <text:p>704</text:p>
          </table:table-cell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5" calcext:value-type="float">
            <text:p>705</text:p>
          </table:table-cell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6" calcext:value-type="float">
            <text:p>706</text:p>
          </table:table-cell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6" calcext:value-type="float">
            <text:p>706</text:p>
          </table:table-cell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7" calcext:value-type="float">
            <text:p>707</text:p>
          </table:table-cell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8" calcext:value-type="float">
            <text:p>708</text:p>
          </table:table-cell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10" calcext:value-type="float">
            <text:p>710</text:p>
          </table:table-cell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3" calcext:value-type="float">
            <text:p>713</text:p>
          </table:table-cell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5" calcext:value-type="float">
            <text:p>715</text:p>
          </table:table-cell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7" calcext:value-type="float">
            <text:p>717</text:p>
          </table:table-cell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19" calcext:value-type="float">
            <text:p>719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20" calcext:value-type="float">
            <text:p>720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22" calcext:value-type="float">
            <text:p>722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3" calcext:value-type="float">
            <text:p>723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24" calcext:value-type="float">
            <text:p>724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4" calcext:value-type="float">
            <text:p>724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24" calcext:value-type="float">
            <text:p>724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25" calcext:value-type="float">
            <text:p>725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5" calcext:value-type="float">
            <text:p>725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6" calcext:value-type="float">
            <text:p>726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6" calcext:value-type="float">
            <text:p>726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7" calcext:value-type="float">
            <text:p>727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7" calcext:value-type="float">
            <text:p>727</text:p>
          </table:table-cell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28" calcext:value-type="float">
            <text:p>728</text:p>
          </table:table-cell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29" calcext:value-type="float">
            <text:p>729</text:p>
          </table:table-cell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30" calcext:value-type="float">
            <text:p>730</text:p>
          </table:table-cell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2" calcext:value-type="float">
            <text:p>732</text:p>
          </table:table-cell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4" calcext:value-type="float">
            <text:p>73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36" calcext:value-type="float">
            <text:p>736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37" calcext:value-type="float">
            <text:p>737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9" calcext:value-type="float">
            <text:p>739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40" calcext:value-type="float">
            <text:p>740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41" calcext:value-type="float">
            <text:p>741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42" calcext:value-type="float">
            <text:p>742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42" calcext:value-type="float">
            <text:p>742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43" calcext:value-type="float">
            <text:p>743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43" calcext:value-type="float">
            <text:p>743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43" calcext:value-type="float">
            <text:p>743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3" calcext:value-type="float">
            <text:p>743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3" calcext:value-type="float">
            <text:p>743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44" calcext:value-type="float">
            <text:p>74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44" calcext:value-type="float">
            <text:p>74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5" calcext:value-type="float">
            <text:p>745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6" calcext:value-type="float">
            <text:p>746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47" calcext:value-type="float">
            <text:p>747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9" calcext:value-type="float">
            <text:p>749</text:p>
          </table:table-cell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0" calcext:value-type="float">
            <text:p>750</text:p>
          </table:table-cell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3" calcext:value-type="float">
            <text:p>753</text:p>
          </table:table-cell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4" calcext:value-type="float">
            <text:p>754</text:p>
          </table:table-cell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5" calcext:value-type="float">
            <text:p>755</text:p>
          </table:table-cell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55" calcext:value-type="float">
            <text:p>755</text:p>
          </table:table-cell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56" calcext:value-type="float">
            <text:p>756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57" calcext:value-type="float">
            <text:p>757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58" calcext:value-type="float">
            <text:p>758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59" calcext:value-type="float">
            <text:p>759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9" calcext:value-type="float">
            <text:p>759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60" calcext:value-type="float">
            <text:p>760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61" calcext:value-type="float">
            <text:p>761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2" calcext:value-type="float">
            <text:p>762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4" calcext:value-type="float">
            <text:p>764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65" calcext:value-type="float">
            <text:p>765</text:p>
          </table:table-cell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66" calcext:value-type="float">
            <text:p>766</text:p>
          </table:table-cell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67" calcext:value-type="float">
            <text:p>767</text:p>
          </table:table-cell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7" calcext:value-type="float">
            <text:p>767</text:p>
          </table:table-cell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68" calcext:value-type="float">
            <text:p>768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69" calcext:value-type="float">
            <text:p>769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70" calcext:value-type="float">
            <text:p>770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0" calcext:value-type="float">
            <text:p>770</text:p>
          </table:table-cell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72" calcext:value-type="float">
            <text:p>772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73" calcext:value-type="float">
            <text:p>773</text:p>
          </table:table-cell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74" calcext:value-type="float">
            <text:p>774</text:p>
          </table:table-cell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5" calcext:value-type="float">
            <text:p>775</text:p>
          </table:table-cell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76" calcext:value-type="float">
            <text:p>776</text:p>
          </table:table-cell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77" calcext:value-type="float">
            <text:p>777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78" calcext:value-type="float">
            <text:p>778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79" calcext:value-type="float">
            <text:p>779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80" calcext:value-type="float">
            <text:p>780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80" calcext:value-type="float">
            <text:p>780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81" calcext:value-type="float">
            <text:p>781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81" calcext:value-type="float">
            <text:p>781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82" calcext:value-type="float">
            <text:p>78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83" calcext:value-type="float">
            <text:p>783</text:p>
          </table:table-cell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83" calcext:value-type="float">
            <text:p>783</text:p>
          </table:table-cell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4" calcext:value-type="float">
            <text:p>784</text:p>
          </table:table-cell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85" calcext:value-type="float">
            <text:p>785</text:p>
          </table:table-cell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86" calcext:value-type="float">
            <text:p>786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87" calcext:value-type="float">
            <text:p>787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87" calcext:value-type="float">
            <text:p>787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8" calcext:value-type="float">
            <text:p>788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88" calcext:value-type="float">
            <text:p>788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89" calcext:value-type="float">
            <text:p>789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89" calcext:value-type="float">
            <text:p>789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90" calcext:value-type="float">
            <text:p>790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90" calcext:value-type="float">
            <text:p>790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1" calcext:value-type="float">
            <text:p>791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91" calcext:value-type="float">
            <text:p>791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92" calcext:value-type="float">
            <text:p>79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93" calcext:value-type="float">
            <text:p>79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94" calcext:value-type="float">
            <text:p>79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95" calcext:value-type="float">
            <text:p>79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95" calcext:value-type="float">
            <text:p>79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96" calcext:value-type="float">
            <text:p>79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96" calcext:value-type="float">
            <text:p>79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96" calcext:value-type="float">
            <text:p>79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97" calcext:value-type="float">
            <text:p>797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7" calcext:value-type="float">
            <text:p>797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98" calcext:value-type="float">
            <text:p>798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99" calcext:value-type="float">
            <text:p>799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00" calcext:value-type="float">
            <text:p>800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1" calcext:value-type="float">
            <text:p>801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01" calcext:value-type="float">
            <text:p>801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02" calcext:value-type="float">
            <text:p>80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02" calcext:value-type="float">
            <text:p>802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03" calcext:value-type="float">
            <text:p>803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4" calcext:value-type="float">
            <text:p>80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4" calcext:value-type="float">
            <text:p>80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04" calcext:value-type="float">
            <text:p>804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5" calcext:value-type="float">
            <text:p>80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5" calcext:value-type="float">
            <text:p>805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06" calcext:value-type="float">
            <text:p>806</text:p>
          </table:table-cell>
          <table:table-cell office:value-type="float" office:value="255" calcext:value-type="float">
            <text:p>25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23:47:32.8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23:47:54.932000000</dc:date>
    <meta:editing-duration>PT3M21S</meta:editing-duration>
    <meta:editing-cycles>2</meta:editing-cycles>
    <meta:generator>LibreOffice/4.4.7.2$Windows_x86 LibreOffice_project/f3153a8b245191196a4b6b9abd1d0da16eead600</meta:generator>
    <meta:document-statistic meta:table-count="1" meta:cell-count="7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98cm" svg:height="12.936cm" xlink:href=".." xlink:type="simple" chart:class="chart:line" chart:style-name="ch1">
        <chart:legend chart:legend-position="end" svg:x="18.725cm" svg:y="5.92cm" style:legend-expansion="high" chart:style-name="ch2"/>
        <chart:plot-area chart:style-name="ch3" table:cell-range-address="linearMapping.B1:linearMapping.C257" chart:data-source-has-labels="row" svg:x="0.447cm" svg:y="0.258cm" svg:width="17.831cm" svg:height="12.42cm">
          <chartooo:coordinate-region svg:x="1.254cm" svg:y="0.379cm" svg:width="17.024cm" svg:height="11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earMapping.B2:linearMapping.B257" chart:label-cell-address="linearMapping.B1:linearMapping.B1" chart:class="chart:line">
            <chart:data-point chart:repeated="256"/>
          </chart:series>
          <chart:series chart:style-name="ch7" chart:values-cell-range-address="linearMapping.C2:linearMapping.C257" chart:label-cell-address="linearMapping.C1:linearMapping.C1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ight</text:p>
                <draw:g>
                  <svg:desc>linearMapping.B1:linearMapping.B1</svg:desc>
                </draw:g>
              </table:table-cell>
              <table:table-cell office:value-type="string">
                <text:p> LinearMapping</text:p>
                <draw:g>
                  <svg:desc>linearMapping.C1:linearMapp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linearMapping.B2:linearMapping.B257</svg:desc>
                </draw:g>
              </table:table-cell>
              <table:table-cell office:value-type="float" office:value="3">
                <text:p>3</text:p>
                <draw:g>
                  <svg:desc>linearMapping.C2:linearMapping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">
                <text:p>2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">
                <text:p>2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2">
                <text:p>3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">
                <text:p>3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6">
                <text:p>3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1">
                <text:p>3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5">
                <text:p>3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7">
                <text:p>39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">
                <text:p>4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">
                <text:p>4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0">
                <text:p>4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">
                <text:p>4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7">
                <text:p>4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5">
                <text:p>46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3">
                <text:p>4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0">
                <text:p>4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4">
                <text:p>49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6">
                <text:p>5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2">
                <text:p>51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8">
                <text:p>5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3">
                <text:p>5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8">
                <text:p>5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3">
                <text:p>5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8">
                <text:p>5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3">
                <text:p>5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7">
                <text:p>5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2">
                <text:p>5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6">
                <text:p>5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0">
                <text:p>56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3">
                <text:p>5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">
                <text:p>5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">
                <text:p>5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6">
                <text:p>5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">
                <text:p>5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">
                <text:p>58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9">
                <text:p>5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3">
                <text:p>5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8">
                <text:p>59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">
                <text:p>6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">
                <text:p>6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9">
                <text:p>6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2">
                <text:p>6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5">
                <text:p>6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8">
                <text:p>6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0">
                <text:p>6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2">
                <text:p>6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7">
                <text:p>62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9">
                <text:p>6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1">
                <text:p>63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3">
                <text:p>63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5">
                <text:p>6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7">
                <text:p>6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9">
                <text:p>6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1">
                <text:p>6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3">
                <text:p>64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5">
                <text:p>6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7">
                <text:p>64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9">
                <text:p>64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1">
                <text:p>65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2">
                <text:p>65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4">
                <text:p>6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6">
                <text:p>65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7">
                <text:p>65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9">
                <text:p>65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1">
                <text:p>6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3">
                <text:p>6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5">
                <text:p>66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7">
                <text:p>6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9">
                <text:p>6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2">
                <text:p>6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74">
                <text:p>67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7">
                <text:p>6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9">
                <text:p>67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2">
                <text:p>6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">
                <text:p>6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6">
                <text:p>68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7">
                <text:p>6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9">
                <text:p>68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1">
                <text:p>69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2">
                <text:p>69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3">
                <text:p>69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5">
                <text:p>69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5">
                <text:p>69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7">
                <text:p>69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8">
                <text:p>6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8">
                <text:p>69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9">
                <text:p>69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0">
                <text:p>7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1">
                <text:p>7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3">
                <text:p>7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">
                <text:p>7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4">
                <text:p>7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">
                <text:p>70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6">
                <text:p>70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6">
                <text:p>70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7">
                <text:p>7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8">
                <text:p>70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0">
                <text:p>7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13">
                <text:p>71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15">
                <text:p>71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7">
                <text:p>71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9">
                <text:p>7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0">
                <text:p>7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2">
                <text:p>7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3">
                <text:p>72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4">
                <text:p>7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24">
                <text:p>7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4">
                <text:p>72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5">
                <text:p>7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5">
                <text:p>7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6">
                <text:p>7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6">
                <text:p>7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7">
                <text:p>7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7">
                <text:p>7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8">
                <text:p>72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9">
                <text:p>72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0">
                <text:p>7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2">
                <text:p>7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4">
                <text:p>73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6">
                <text:p>7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37">
                <text:p>7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39">
                <text:p>7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0">
                <text:p>74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41">
                <text:p>7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2">
                <text:p>7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2">
                <text:p>74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3">
                <text:p>7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3">
                <text:p>7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43">
                <text:p>7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3">
                <text:p>7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">
                <text:p>7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4">
                <text:p>7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44">
                <text:p>7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5">
                <text:p>7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6">
                <text:p>7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7">
                <text:p>7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9">
                <text:p>7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0">
                <text:p>7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2">
                <text:p>75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3">
                <text:p>7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4">
                <text:p>7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5">
                <text:p>75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6">
                <text:p>75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">
                <text:p>75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8">
                <text:p>7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9">
                <text:p>7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9">
                <text:p>7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60">
                <text:p>7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61">
                <text:p>76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2">
                <text:p>7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4">
                <text:p>7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65">
                <text:p>7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6">
                <text:p>76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7">
                <text:p>7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7">
                <text:p>76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68">
                <text:p>76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9">
                <text:p>76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70">
                <text:p>7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70">
                <text:p>7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1">
                <text:p>77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2">
                <text:p>77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3">
                <text:p>77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4">
                <text:p>7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5">
                <text:p>7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76">
                <text:p>77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77">
                <text:p>7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78">
                <text:p>7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8">
                <text:p>77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9">
                <text:p>77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80">
                <text:p>7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0">
                <text:p>7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81">
                <text:p>78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1">
                <text:p>78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2">
                <text:p>78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3">
                <text:p>7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3">
                <text:p>78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4">
                <text:p>78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5">
                <text:p>78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6">
                <text:p>7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87">
                <text:p>78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7">
                <text:p>78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8">
                <text:p>78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8">
                <text:p>78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89">
                <text:p>78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9">
                <text:p>78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0">
                <text:p>7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0">
                <text:p>79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91">
                <text:p>79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91">
                <text:p>79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92">
                <text:p>7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93">
                <text:p>7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4">
                <text:p>7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95">
                <text:p>7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5">
                <text:p>7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6">
                <text:p>7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6">
                <text:p>7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6">
                <text:p>7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7">
                <text:p>7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97">
                <text:p>7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99">
                <text:p>7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0">
                <text:p>8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1">
                <text:p>8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1">
                <text:p>8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2">
                <text:p>8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2">
                <text:p>8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3">
                <text:p>8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4">
                <text:p>8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4">
                <text:p>8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4">
                <text:p>8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5">
                <text:p>8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5">
                <text:p>8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6">
                <text:p>80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